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2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2.744cm" table:align="margins"/>
    </style:style>
    <style:style style:name="Table4.A" style:family="table-column">
      <style:table-column-properties style:column-width="14.767cm" style:rel-column-width="42550*"/>
    </style:style>
    <style:style style:name="Table4.B" style:family="table-column">
      <style:table-column-properties style:column-width="7.976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22.744cm" table:align="margins"/>
    </style:style>
    <style:style style:name="表1.A" style:family="table-column">
      <style:table-column-properties style:column-width="12.099cm" style:rel-column-width="34864*"/>
    </style:style>
    <style:style style:name="表1.B" style:family="table-column">
      <style:table-column-properties style:column-width="10.645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0.451cm" table:align="margins"/>
    </style:style>
    <style:style style:name="表2.A" style:family="table-column">
      <style:table-column-properties style:column-width="2.185cm" style:rel-column-width="13703*"/>
    </style:style>
    <style:style style:name="表2.B" style:family="table-column">
      <style:table-column-properties style:column-width="3.039cm" style:rel-column-width="19063*"/>
    </style:style>
    <style:style style:name="表2.C" style:family="table-column">
      <style:table-column-properties style:column-width="2.187cm" style:rel-column-width="13716*"/>
    </style:style>
    <style:style style:name="表2.D" style:family="table-column">
      <style:table-column-properties style:column-width="3.039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2.744cm" table:align="margins"/>
    </style:style>
    <style:style style:name="Table2.A" style:family="table-column">
      <style:table-column-properties style:column-width="2.385cm" style:rel-column-width="6871*"/>
    </style:style>
    <style:style style:name="Table2.B" style:family="table-column">
      <style:table-column-properties style:column-width="2.413cm" style:rel-column-width="6951*"/>
    </style:style>
    <style:style style:name="Table2.C" style:family="table-column">
      <style:table-column-properties style:column-width="5.907cm" style:rel-column-width="17020*"/>
    </style:style>
    <style:style style:name="Table2.D" style:family="table-column">
      <style:table-column-properties style:column-width="1.542cm" style:rel-column-width="4441*"/>
    </style:style>
    <style:style style:name="Table2.E" style:family="table-column">
      <style:table-column-properties style:column-width="1.367cm" style:rel-column-width="3938*"/>
    </style:style>
    <style:style style:name="Table2.F" style:family="table-column">
      <style:table-column-properties style:column-width="1.543cm" style:rel-column-width="4448*"/>
    </style:style>
    <style:style style:name="Table2.G" style:family="table-column">
      <style:table-column-properties style:column-width="1.54cm" style:rel-column-width="4435*"/>
    </style:style>
    <style:style style:name="Table2.H" style:family="table-column">
      <style:table-column-properties style:column-width="1.54cm" style:rel-column-width="4439*"/>
    </style:style>
    <style:style style:name="Table2.I" style:family="table-column">
      <style:table-column-properties style:column-width="2.226cm" style:rel-column-width="6413*"/>
    </style:style>
    <style:style style:name="Table2.J" style:family="table-column">
      <style:table-column-properties style:column-width="2.282cm" style:rel-column-width="657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none" fo:border-top="none" fo:border-bottom="0.05pt solid #000000"/>
    </style:style>
    <style:style style:name="Table2.J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none" fo:border-top="none" fo:border-bottom="0.05pt solid #000000"/>
    </style:style>
    <style:style style:name="Table2.J4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fo:padding="0.097cm" fo:border="none"/>
    </style:style>
    <style:style style:name="Table2.H5" style:family="table-cell">
      <style:table-cell-properties fo:padding="0.097cm" fo:border="none"/>
    </style:style>
    <style:style style:name="Table2.I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J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G6" style:family="table-cell">
      <style:table-cell-properties fo:padding="0.097cm" fo:border="none"/>
    </style:style>
    <style:style style:name="Table2.H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Table2.G7" style:family="table-cell">
      <style:table-cell-properties fo:padding="0.097cm" fo:border="none"/>
    </style:style>
    <style:style style:name="Table2.H7" style:family="table-cell">
      <style:table-cell-properties fo:padding="0.097cm" fo:border="none"/>
    </style:style>
    <style:style style:name="表4" style:family="table">
      <style:table-properties style:width="22.744cm" table:align="margins"/>
    </style:style>
    <style:style style:name="表4.A" style:family="table-column">
      <style:table-column-properties style:column-width="2.163cm" style:rel-column-width="6232*"/>
    </style:style>
    <style:style style:name="表4.B" style:family="table-column">
      <style:table-column-properties style:column-width="2.355cm" style:rel-column-width="6785*"/>
    </style:style>
    <style:style style:name="表4.C" style:family="table-column">
      <style:table-column-properties style:column-width="2.582cm" style:rel-column-width="7441*"/>
    </style:style>
    <style:style style:name="表4.D" style:family="table-column">
      <style:table-column-properties style:column-width="5.63cm" style:rel-column-width="16223*"/>
    </style:style>
    <style:style style:name="表4.E" style:family="table-column">
      <style:table-column-properties style:column-width="1.651cm" style:rel-column-width="4756*"/>
    </style:style>
    <style:style style:name="表4.F" style:family="table-column">
      <style:table-column-properties style:column-width="1.381cm" style:rel-column-width="3978*"/>
    </style:style>
    <style:style style:name="表4.G" style:family="table-column">
      <style:table-column-properties style:column-width="1.577cm" style:rel-column-width="4545*"/>
    </style:style>
    <style:style style:name="表4.H" style:family="table-column">
      <style:table-column-properties style:column-width="1.469cm" style:rel-column-width="4236*"/>
    </style:style>
    <style:style style:name="表4.I" style:family="table-column">
      <style:table-column-properties style:column-width="1.653cm" style:rel-column-width="4761*"/>
    </style:style>
    <style:style style:name="表4.J" style:family="table-column">
      <style:table-column-properties style:column-width="2.282cm" style:rel-column-width="6578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none" fo:border-top="none" fo:border-bottom="0.05pt solid #000000"/>
    </style:style>
    <style:style style:name="表4.I2" style:family="table-cell">
      <style:table-cell-properties fo:padding="0.097cm" fo:border-left="0.05pt solid #ffffff" fo:border-right="none" fo:border-top="none" fo:border-bottom="0.05pt solid #000000"/>
    </style:style>
    <style:style style:name="表4.J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none" fo:border-top="none" fo:border-bottom="0.05pt solid #000000"/>
    </style:style>
    <style:style style:name="表4.I3" style:family="table-cell">
      <style:table-cell-properties fo:padding="0.097cm" fo:border-left="0.05pt solid #ffffff" fo:border-right="none" fo:border-top="none" fo:border-bottom="0.05pt solid #000000"/>
    </style:style>
    <style:style style:name="表4.J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none" fo:border-top="none" fo:border-bottom="0.05pt solid #000000"/>
    </style:style>
    <style:style style:name="表4.I5" style:family="table-cell">
      <style:table-cell-properties fo:padding="0.097cm" fo:border-left="0.05pt solid #ffffff" fo:border-right="none" fo:border-top="none" fo:border-bottom="0.05pt solid #000000"/>
    </style:style>
    <style:style style:name="表4.J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none" fo:border-top="none" fo:border-bottom="0.05pt solid #000000"/>
    </style:style>
    <style:style style:name="表4.I6" style:family="table-cell">
      <style:table-cell-properties fo:padding="0.097cm" fo:border-left="0.05pt solid #ffffff" fo:border-right="none" fo:border-top="none" fo:border-bottom="0.05pt solid #000000"/>
    </style:style>
    <style:style style:name="表4.J6" style:family="table-cell">
      <style:table-cell-properties fo:padding="0.097cm" fo:border-left="0.05pt solid #ffffff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1a86419" style:font-name-asian="游ゴシック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officeooo:rsid="023fc107" officeooo:paragraph-rsid="01f92411" style:font-name-asian="游ゴシック" style:font-size-asian="11pt" style:font-style-asian="normal" style:font-weight-asian="normal" style:text-emphasize="none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bold" officeooo:rsid="0220fc11" officeooo:paragraph-rsid="02279d34" style:font-name-asian="游ゴシック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officeooo:rsid="0220fc11" officeooo:paragraph-rsid="025fb035" style:font-name-asian="游ゴシック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10.5pt" officeooo:paragraph-rsid="025fb035" style:font-name-asian="游ゴシック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.10000038146973pt" fo:language="en" fo:country="US" fo:font-weight="bold" officeooo:rsid="01a6e54e" officeooo:paragraph-rsid="025fb035" style:font-name-asian="游ゴシック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1a86419" style:font-name-asian="游ゴシック" style:font-size-asian="9pt" style:language-asian="zh" style:country-asian="TW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2c07679" style:font-name-asian="游ゴシック" style:font-size-asian="9pt" style:language-asian="zh" style:country-asian="TW" style:font-size-complex="9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2c07679" style:font-name-asian="游ゴシック" style:font-size-asian="9pt" style:language-asian="ja" style:country-asian="JP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14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" fo:font-size="7pt" fo:font-style="normal" style:text-underline-style="none" fo:font-weight="bold" officeooo:rsid="01b5a4e0" officeooo:paragraph-rsid="02173354" style:font-name-asian="游ゴシック" style:font-size-asian="7pt" style:font-style-asian="normal" style:font-weight-asian="bold" style:font-size-complex="7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bold" style:font-name-asian="游ゴシック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游ゴシック" fo:font-size="9pt" style:font-name-asian="游ゴシック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游ゴシック" style:font-name-asian="游ゴシック"/>
    </style:style>
    <style:style style:name="P19" style:family="paragraph" style:parent-style-name="Table_20_Contents">
      <style:text-properties style:font-name="游ゴシック" fo:font-size="7pt" style:font-name-asian="游ゴシック" style:font-size-asian="7pt" style:font-size-complex="7pt"/>
    </style:style>
    <style:style style:name="P20" style:family="paragraph" style:parent-style-name="Table_20_Contents">
      <style:text-properties style:font-name="游ゴシック" fo:font-size="7pt" officeooo:paragraph-rsid="02c07679" style:font-name-asian="游ゴシック" style:font-size-asian="7pt" style:font-size-complex="7pt"/>
    </style:style>
    <style:style style:name="P21" style:family="paragraph" style:parent-style-name="Table_20_Contents">
      <style:text-properties style:font-name="游ゴシック" fo:font-size="7pt" officeooo:rsid="02c07f6f" officeooo:paragraph-rsid="02c07679" style:font-name-asian="游ゴシック" style:font-size-asian="7pt" style:font-size-complex="7pt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officeooo:paragraph-rsid="02c07679"/>
    </style:style>
    <style:style style:name="P24" style:family="paragraph" style:parent-style-name="Table_20_Contents">
      <style:paragraph-properties fo:text-align="end" style:justify-single-word="false"/>
      <style:text-properties officeooo:paragraph-rsid="02dbf5d6"/>
    </style:style>
    <style:style style:name="P25" style:family="paragraph" style:parent-style-name="Table_20_Contents">
      <style:paragraph-properties fo:text-align="end" style:justify-single-word="false"/>
      <style:text-properties officeooo:paragraph-rsid="02e0163c"/>
    </style:style>
    <style:style style:name="P26" style:family="paragraph" style:parent-style-name="Table_20_Contents">
      <style:text-properties officeooo:paragraph-rsid="02c07679"/>
    </style:style>
    <style:style style:name="P27" style:family="paragraph" style:parent-style-name="Table_20_Contents">
      <style:text-properties officeooo:paragraph-rsid="02d3aecb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officeooo:paragraph-rsid="01c845c9" style:font-name-asian="游ゴシック" style:font-size-asian="11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" fo:font-size="7pt" fo:font-style="normal" fo:text-shadow="none" style:text-underline-style="none" fo:font-weight="bold" officeooo:rsid="01b5a4e0" officeooo:paragraph-rsid="01b5a4e0" style:font-name-asian="游ゴシック" style:font-size-asian="7pt" style:font-style-asian="normal" style:font-weight-asian="bold" style:font-size-complex="7pt" style:font-weight-complex="bold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" fo:font-size="7pt" fo:font-style="normal" fo:text-shadow="none" style:text-underline-style="none" fo:font-weight="bold" officeooo:rsid="01b5a4e0" officeooo:paragraph-rsid="02c07679" style:font-name-asian="游ゴシック" style:font-size-asian="7pt" style:font-style-asian="normal" style:font-weight-asian="bold" style:font-size-complex="7pt" style:font-weight-complex="bold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" fo:font-size="7pt" fo:font-style="normal" fo:text-shadow="none" style:text-underline-style="none" fo:font-weight="bold" officeooo:rsid="01b5a4e0" officeooo:paragraph-rsid="01b5a4e0" style:font-name-asian="游ゴシック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" fo:font-size="7pt" fo:font-style="normal" fo:text-shadow="none" style:text-underline-style="none" fo:font-weight="bold" officeooo:rsid="01b5a4e0" officeooo:paragraph-rsid="02c07679" style:font-name-asian="游ゴシック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" fo:font-size="7pt" fo:font-style="normal" fo:text-shadow="none" style:text-underline-style="none" fo:font-weight="bold" officeooo:rsid="028f07d9" officeooo:paragraph-rsid="01b5a4e0" style:font-name-asian="游ゴシック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" fo:font-size="7pt" fo:font-style="normal" fo:text-shadow="none" style:text-underline-style="none" fo:font-weight="bold" officeooo:rsid="028f07d9" officeooo:paragraph-rsid="02c07679" style:font-name-asian="游ゴシック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" fo:font-size="7pt" fo:font-style="normal" fo:text-shadow="none" style:text-underline-style="none" fo:font-weight="bold" officeooo:rsid="028a9e33" officeooo:paragraph-rsid="02c07679" style:font-name-asian="游ゴシック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text-properties style:font-name="游ゴシック" officeooo:rsid="025df833" officeooo:paragraph-rsid="025df833" style:font-name-asian="游ゴシック" style:language-asian="ja" style:country-asian="JP"/>
    </style:style>
    <style:style style:name="P38" style:family="paragraph" style:parent-style-name="Standard">
      <style:text-properties fo:color="#ffffff"/>
    </style:style>
    <style:style style:name="P39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" fo:font-size="7pt" fo:font-style="normal" fo:text-shadow="none" style:text-underline-style="none" fo:font-weight="normal" officeooo:paragraph-rsid="0281acbd" style:font-name-asian="游ゴシック" style:font-size-asian="7pt" style:font-style-asian="normal" style:font-weight-asian="normal" style:font-size-complex="7pt" style:text-emphasize="none"/>
    </style:style>
    <style:style style:name="P40" style:family="paragraph" style:parent-style-name="Standard">
      <style:text-properties officeooo:paragraph-rsid="028d1f76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text-properties officeooo:paragraph-rsid="02a4bb1e"/>
    </style:style>
    <style:style style:name="P43" style:family="paragraph" style:parent-style-name="Standard">
      <style:text-properties officeooo:rsid="02a56983" officeooo:paragraph-rsid="02a56983" style:language-asian="ja" style:country-asian="JP"/>
    </style:style>
    <style:style style:name="P44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" fo:font-size="9pt" fo:font-weight="normal" officeooo:rsid="01c845c9" officeooo:paragraph-rsid="025fb035" style:font-name-asian="游ゴシック" style:font-size-asian="9pt" style:language-asian="ja" style:country-asian="JP" style:font-weight-asian="normal" style:font-size-complex="9pt" style:font-weight-complex="normal"/>
    </style:style>
    <style:style style:name="P45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" officeooo:rsid="025df833" officeooo:paragraph-rsid="0275b2c9" style:font-name-asian="游ゴシック" style:language-asian="ja" style:country-asian="JP"/>
    </style:style>
    <style:style style:name="P46" style:family="paragraph" style:parent-style-name="Standard">
      <style:paragraph-properties fo:margin-top="0.055cm" fo:margin-bottom="0.055cm" loext:contextual-spacing="false"/>
      <style:text-properties style:font-name="游ゴシック" fo:font-size="10.5pt" officeooo:paragraph-rsid="027bbc5e" style:font-name-asian="游ゴシック" style:font-size-asian="10.5pt" style:font-size-complex="10.5pt"/>
    </style:style>
    <style:style style:name="P47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48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9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50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0.5pt" fo:language="en" fo:country="US" fo:font-style="normal" fo:text-shadow="none" style:text-underline-style="none" fo:font-weight="normal" officeooo:rsid="0062d528" officeooo:paragraph-rsid="0275b2c9" style:font-name-asian="游ゴシック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1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officeooo:paragraph-rsid="02534b5f" style:font-name-asian="游ゴシック" style:font-size-asian="9pt" style:font-style-asian="normal" style:font-weight-asian="normal" style:font-size-complex="9pt" style:text-emphasize="none"/>
    </style:style>
    <style:style style:name="P52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游ゴシック" fo:font-size="9pt" officeooo:paragraph-rsid="02b4446b" style:font-name-asian="游ゴシック" style:font-size-asian="9pt" style:font-size-complex="9pt"/>
    </style:style>
    <style:style style:name="P53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2b4446b"/>
    </style:style>
    <style:style style:name="P5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5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0.5pt" fo:language="en" fo:country="US" fo:font-style="normal" fo:text-shadow="none" style:text-underline-style="none" fo:font-weight="normal" officeooo:rsid="0062d528" officeooo:paragraph-rsid="02b5a131" style:font-name-asian="游ゴシック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56" style:family="paragraph" style:parent-style-name="Standard">
      <style:paragraph-properties fo:margin-top="0.055cm" fo:margin-bottom="0cm" loext:contextual-spacing="false" style:line-height-at-least="0.028cm" fo:text-align="start" style:justify-single-word="false"/>
      <style:text-properties style:font-name="游ゴシック" fo:font-size="9pt" officeooo:paragraph-rsid="02b4446b" style:font-name-asian="游ゴシック" style:font-size-asian="9pt" style:font-size-complex="9pt"/>
    </style:style>
    <style:style style:name="P57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58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59" style:family="paragraph" style:parent-style-name="Heading_20_1">
      <style:paragraph-properties fo:text-align="end" style:justify-single-word="false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915c07" style:language-asian="ja" style:country-asian="JP"/>
    </style:style>
    <style:style style:name="T4" style:family="text">
      <style:text-properties officeooo:rsid="0293a8d8" style:language-asian="ja" style:country-asian="JP"/>
    </style:style>
    <style:style style:name="T5" style:family="text">
      <style:text-properties officeooo:rsid="0298ae2e" style:language-asian="ja" style:country-asian="JP"/>
    </style:style>
    <style:style style:name="T6" style:family="text">
      <style:text-properties officeooo:rsid="02a56983" style:language-asian="ja" style:country-asian="JP"/>
    </style:style>
    <style:style style:name="T7" style:family="text">
      <style:text-properties officeooo:rsid="02af7862" style:language-asian="ja" style:country-asian="JP"/>
    </style:style>
    <style:style style:name="T8" style:family="text">
      <style:text-properties officeooo:rsid="02c60aef" style:language-asian="ja" style:country-asian="JP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" fo:font-size="10.5pt" fo:language="en" fo:country="US" fo:font-style="normal" fo:text-shadow="none" style:text-underline-style="none" fo:font-weight="normal" officeooo:rsid="0062d528" style:font-name-asian="游ゴシック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bold" officeooo:rsid="0220fc11" style:font-name-asian="游ゴシック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bold" officeooo:rsid="02d10efd" style:font-name-asian="游ゴシック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style:font-name="游ゴシック" style:font-name-asian="游ゴシック"/>
    </style:style>
    <style:style style:name="T18" style:family="text">
      <style:text-properties style:font-name="游ゴシック" fo:font-size="9pt" fo:language="en" fo:country="US" officeooo:rsid="0062d528" style:font-name-asian="游ゴシック" style:font-size-asian="9pt" style:language-asian="zh" style:country-asian="TW" style:font-size-complex="9pt"/>
    </style:style>
    <style:style style:name="T19" style:family="text">
      <style:text-properties style:font-name="游ゴシック" fo:font-size="9pt" fo:language="en" fo:country="US" officeooo:rsid="02a56983" style:font-name-asian="游ゴシック" style:font-size-asian="9pt" style:language-asian="zh" style:country-asian="TW" style:font-size-complex="9pt"/>
    </style:style>
    <style:style style:name="T20" style:family="text">
      <style:text-properties style:font-name="游ゴシック" fo:font-size="9pt" officeooo:rsid="020f62ff" style:font-name-asian="游ゴシック" style:font-size-asian="9pt" style:language-asian="zh" style:country-asian="TW" style:font-size-complex="9pt"/>
    </style:style>
    <style:style style:name="T21" style:family="text">
      <style:text-properties style:font-name="游ゴシック" fo:font-size="9pt" officeooo:rsid="02c666e0" style:font-name-asian="游ゴシック" style:font-size-asian="9pt" style:language-asian="zh" style:country-asian="TW" style:font-size-complex="9pt"/>
    </style:style>
    <style:style style:name="T22" style:family="text">
      <style:text-properties style:font-name="游ゴシック" fo:font-size="9pt" officeooo:rsid="02b4446b" style:font-name-asian="游ゴシック" style:font-size-asian="9pt" style:language-asian="ja" style:country-asian="JP" style:font-size-complex="9pt"/>
    </style:style>
    <style:style style:name="T23" style:family="text">
      <style:text-properties style:font-name="游ゴシック" fo:font-size="9pt" style:text-underline-style="none" fo:font-weight="bold" officeooo:rsid="02173354" style:font-name-asian="游ゴシック" style:font-size-asian="9pt" style:font-weight-asian="bold" style:font-size-complex="9pt" style:font-weight-complex="bold"/>
    </style:style>
    <style:style style:name="T24" style:family="text">
      <style:text-properties style:font-name="游ゴシック" fo:font-size="9pt" style:text-underline-style="none" fo:font-weight="bold" officeooo:rsid="02c666e0" style:font-name-asian="游ゴシック" style:font-size-asian="9pt" style:font-weight-asian="bold" style:font-size-complex="9pt" style:font-weight-complex="bold"/>
    </style:style>
    <style:style style:name="T25" style:family="text">
      <style:text-properties style:font-name="游ゴシック" fo:font-size="10.5pt" style:font-name-asian="游ゴシック" style:font-size-asian="10.5pt" style:font-size-complex="10.5pt"/>
    </style:style>
    <style:style style:name="T26" style:family="text">
      <style:text-properties style:font-name="游ゴシック" fo:font-size="10.5pt" officeooo:rsid="02777b17" style:font-name-asian="游ゴシック" style:font-size-asian="10.5pt" style:language-asian="ja" style:country-asian="JP" style:font-size-complex="10.5pt"/>
    </style:style>
    <style:style style:name="T27" style:family="text">
      <style:text-properties style:font-name="游ゴシック" fo:font-size="10.5pt" officeooo:rsid="025df833" style:font-name-asian="游ゴシック" style:font-size-asian="10.5pt" style:language-asian="ja" style:country-asian="JP" style:font-size-complex="10.5pt"/>
    </style:style>
    <style:style style:name="T28" style:family="text">
      <style:text-properties style:font-name="游ゴシック" fo:font-size="10.5pt" officeooo:rsid="02aae21f" style:font-name-asian="游ゴシック" style:font-size-asian="10.5pt" style:language-asian="ja" style:country-asian="JP" style:font-size-complex="10.5pt"/>
    </style:style>
    <style:style style:name="T29" style:family="text">
      <style:text-properties style:font-name="游ゴシック" fo:font-size="10.5pt" officeooo:rsid="02d49553" style:font-name-asian="游ゴシック" style:font-size-asian="10.5pt" style:language-asian="ja" style:country-asian="JP" style:font-size-complex="10.5pt"/>
    </style:style>
    <style:style style:name="T30" style:family="text">
      <style:text-properties style:font-name="游ゴシック" fo:font-size="7pt" style:font-name-asian="游ゴシック" style:font-size-asian="7pt" style:font-size-complex="7pt"/>
    </style:style>
    <style:style style:name="T31" style:family="text">
      <style:text-properties style:font-name="游ゴシック" fo:font-size="7pt" officeooo:rsid="020ee24f" style:font-name-asian="游ゴシック" style:font-size-asian="7pt" style:font-size-complex="7pt"/>
    </style:style>
    <style:style style:name="T32" style:family="text">
      <style:text-properties style:font-name="游ゴシック" fo:font-size="7pt" officeooo:rsid="02c666e0" style:font-name-asian="游ゴシック" style:font-size-asian="7pt" style:font-size-complex="7pt"/>
    </style:style>
    <style:style style:name="T33" style:family="text">
      <style:text-properties style:font-name="游ゴシック" fo:font-size="7pt" officeooo:rsid="02c9a860" style:font-name-asian="游ゴシック" style:font-size-asian="7pt" style:font-size-complex="7pt"/>
    </style:style>
    <style:style style:name="T34" style:family="text">
      <style:text-properties style:font-name="游ゴシック" fo:font-size="7pt" officeooo:rsid="02e0163c" style:font-name-asian="游ゴシック" style:font-size-asian="7pt" style:font-size-complex="7pt"/>
    </style:style>
    <style:style style:name="T35" style:family="text">
      <style:text-properties style:font-name="游ゴシック" fo:font-size="7pt" officeooo:rsid="02e40c99" style:font-name-asian="游ゴシック" style:font-size-asian="7pt" style:font-size-complex="7pt"/>
    </style:style>
    <style:style style:name="T36" style:family="text">
      <style:text-properties style:font-name="游ゴシック" fo:font-size="7pt" officeooo:rsid="020f62ff" style:font-name-asian="游ゴシック" style:font-size-asian="7pt" style:language-asian="zh" style:country-asian="TW" style:font-size-complex="7pt"/>
    </style:style>
    <style:style style:name="T37" style:family="text">
      <style:text-properties style:font-name="游ゴシック" fo:font-size="7pt" officeooo:rsid="02ca98ab" style:font-name-asian="游ゴシック" style:font-size-asian="7pt" style:language-asian="zh" style:country-asian="TW" style:font-size-complex="7pt"/>
    </style:style>
    <style:style style:name="T38" style:family="text">
      <style:text-properties style:font-name="游ゴシック" fo:font-size="7pt" officeooo:rsid="02dbf5d6" style:font-name-asian="游ゴシック" style:font-size-asian="7pt" style:language-asian="zh" style:country-asian="TW" style:font-size-complex="7pt"/>
    </style:style>
    <style:style style:name="T39" style:family="text">
      <style:text-properties style:font-name="游ゴシック" fo:font-size="7pt" fo:font-style="normal" style:text-underline-style="none" officeooo:rsid="020f62ff" style:font-name-asian="游ゴシック" style:font-size-asian="7pt" style:language-asian="zh" style:country-asian="TW" style:font-style-asian="normal" style:font-size-complex="7pt" style:font-style-complex="normal"/>
    </style:style>
    <style:style style:name="T40" style:family="text">
      <style:text-properties style:font-name="游ゴシック" fo:font-size="7pt" fo:font-style="normal" style:text-underline-style="none" officeooo:rsid="020ee24f" style:font-name-asian="游ゴシック" style:font-size-asian="7pt" style:font-style-asian="normal" style:font-size-complex="7pt" style:font-style-complex="normal"/>
    </style:style>
    <style:style style:name="T41" style:family="text">
      <style:text-properties style:text-outline="false" style:text-line-through-style="none" style:text-line-through-type="none" fo:text-shadow="none" style:text-emphasize="none"/>
    </style:style>
    <style:style style:name="T42" style:family="text">
      <style:text-properties style:text-outline="false" style:text-line-through-style="none" style:text-line-through-type="none" fo:text-shadow="none" officeooo:rsid="01b1ef43" style:text-emphasize="none"/>
    </style:style>
    <style:style style:name="T43" style:family="text">
      <style:text-properties fo:color="#000080" style:text-outline="false" style:text-line-through-style="none" style:text-line-through-type="none" style:font-name="游ゴシック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游ゴシック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4" style:family="text">
      <style:text-properties fo:color="#000080" style:text-outline="false" style:text-line-through-style="none" style:text-line-through-type="none" style:font-name="游ゴシック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游ゴシック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45" style:family="text">
      <style:text-properties fo:color="#000080" style:font-name="游ゴシック" fo:font-size="9pt" fo:language="en" fo:country="US" style:text-underline-style="solid" style:text-underline-width="auto" style:text-underline-color="font-color" officeooo:rsid="0062d528" style:font-name-asian="游ゴシック" style:font-size-asian="9pt" style:language-asian="zh" style:country-asian="TW" style:font-size-complex="9pt" style:language-complex="zxx" style:country-complex="none"/>
    </style:style>
    <style:style style:name="T46" style:family="text">
      <style:text-properties officeooo:rsid="028d1f76"/>
    </style:style>
    <style:style style:name="T47" style:family="text">
      <style:text-properties officeooo:rsid="02a56983"/>
    </style:style>
    <style:style style:name="T48" style:family="text">
      <style:text-properties officeooo:rsid="028a9e33"/>
    </style:style>
    <style:style style:name="T49" style:family="text">
      <style:text-properties officeooo:rsid="02c60aef"/>
    </style:style>
    <style:style style:name="T50" style:family="text">
      <style:text-properties officeooo:rsid="02c8200c"/>
    </style:style>
    <style:style style:name="T51" style:family="text">
      <style:text-properties officeooo:rsid="02c9a860"/>
    </style:style>
    <style:style style:name="T52" style:family="text">
      <style:text-properties officeooo:rsid="02e1853d"/>
    </style:style>
    <style:style style:name="T53" style:family="text">
      <style:text-properties officeooo:rsid="02e45836"/>
    </style:style>
    <style:style style:name="T54" style:family="text">
      <style:text-properties officeooo:rsid="02e66a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</text:user-field-decls>
      <text:p text:style-name="P58"><text:a xlink:type="simple" xlink:href="py3o://for=%22o%20in%20objects%22" text:style-name="Internet_20_link" text:visited-style-name="Visited_20_Internet_20_Link"><text:span text:style-name="T18">for="o in objects"</text:span></text:a></text:p>
      <text:p text:style-name="P13"><text:a xlink:type="simple" xlink:href="py3o://with=%22i=o.invoice_id%22" text:style-name="Internet_20_link" text:visited-style-name="Visited_20_Internet_20_Link"><text:span text:style-name="T18">with="i=o.invoice_id"</text:span></text:a></text:p>
      <text:p text:style-name="P13"><text:a xlink:type="simple" xlink:href="py3o://with=%22p=i.partner_id%22" text:style-name="Internet_20_link" text:visited-style-name="Visited_20_Internet_20_Link"><text:span text:style-name="T45">with="p=i.partner_id"</text:span></text:a></text:p>
      <text:p text:style-name="Title">御取引明細書兼請求書 <text:s/><text:span text:style-name="T5"><text:user-field-get text:name="py3o.i.doc_title">DocTitle</text:user-field-get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50">〒<text:user-field-get text:name="py3o.p.zip">PartnerZip</text:user-field-get></text:p>
                  <text:p text:style-name="P57"><text:span text:style-name="T14"><text:user-field-get text:name="py3o.p.state_id.name">PartnerState</text:user-field-get></text:span><text:span text:style-name="T14"><text:user-field-get text:name="py3o.p.city">PartnerCity</text:user-field-get></text:span><text:span text:style-name="T14"><text:user-field-get text:name="py3o.p.street">PartnerStreet</text:user-field-get></text:span></text:p>
                  <text:p text:style-name="P54"><text:a xlink:type="simple" xlink:href="py3o://if=%22p.street2%22" text:style-name="Internet_20_link" text:visited-style-name="Visited_20_Internet_20_Link"><text:span text:style-name="T43">if="p.street2"</text:span></text:a></text:p>
                  <text:p text:style-name="P55"><text:user-field-get text:name="py3o.p.street2">PartnerStreet2</text:user-field-get></text:p>
                  <text:p text:style-name="P54"><text:a xlink:type="simple" xlink:href="py3o:///if" text:style-name="Internet_20_link" text:visited-style-name="Visited_20_Internet_20_Link"><text:span text:style-name="T44">/if</text:span></text:a></text:p>
                  <text:p text:style-name="P48"><text:a xlink:type="simple" xlink:href="py3o://if=%22p.title%22" text:style-name="Internet_20_link" text:visited-style-name="Visited_20_Internet_20_Link"><text:span text:style-name="T28">if="p.title"</text:span></text:a></text:p>
                  <text:p text:style-name="P48"><text:span text:style-name="T25"><text:user-field-get text:name="py3o.p.display_name">PartnerDisplayName</text:user-field-get></text:span><text:span text:style-name="T25"><text:s/></text:span><text:span text:style-name="T26"><text:user-field-get text:name="py3o.p.title.name">PartnerTitle</text:user-field-get></text:span></text:p>
                  <text:p text:style-name="P48"><text:a xlink:type="simple" xlink:href="py3o:///if" text:style-name="Internet_20_link" text:visited-style-name="Visited_20_Internet_20_Link"><text:span text:style-name="T27">/if</text:span></text:a></text:p>
                  <text:p text:style-name="P49"><text:a xlink:type="simple" xlink:href="py3o://if=%22not%20p.title%22" text:style-name="Internet_20_link" text:visited-style-name="Visited_20_Internet_20_Link"><text:span text:style-name="T29">if="not p.title"</text:span></text:a></text:p>
                  <text:p text:style-name="P46"><text:user-field-get text:name="py3o.p.display_name">PartnerDisplayName</text:user-field-get></text:p>
                  <text:p text:style-name="P49"><text:a xlink:type="simple" xlink:href="py3o:///if" text:style-name="Internet_20_link" text:visited-style-name="Visited_20_Internet_20_Link"><text:span text:style-name="T27">/if</text:span></text:a></text:p>
                  <text:p text:style-name="P47"><text:span text:style-name="T17">TEL: </text:span><text:span text:style-name="T17"><text:user-field-get text:name="py3o.p.phone">PartnerPhone</text:user-field-get></text:span></text:p>
                  <text:p text:style-name="P45">FAX: <text:user-field-get text:name="py3o.p.fax">PartnerFax</text:user-field-get></text:p>
                </table:table-cell>
              </table:table-row>
            </table:table>
            <text:p text:style-name="P37"/>
          </table:table-cell>
          <table:table-cell table:style-name="Table4.B1" office:value-type="string">
            <text:h text:style-name="Heading_20_9" text:outline-level="9"><text:user-field-get text:name="py3o.i.company_id.name">CompanyName</text:user-field-get></text:h>
            <text:p text:style-name="P51">〒<text:user-field-get text:name="py3o.i.company_id.zip">Zip</text:user-field-get></text:p>
            <text:p text:style-name="P56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<text:p text:style-name="P53"><text:a xlink:type="simple" xlink:href="py3o://if=%22i.company_id.street2%22" text:style-name="Internet_20_link" text:visited-style-name="Visited_20_Internet_20_Link"><text:span text:style-name="T49">if="i.company_id.street2"</text:span></text:a></text:p>
            <text:p text:style-name="P52"><text:user-field-get text:name="py3o.i.company_id.street2">Street2</text:user-field-get></text:p>
            <text:p text:style-name="P53"><text:a xlink:type="simple" xlink:href="py3o:///if" text:style-name="Internet_20_link" text:visited-style-name="Visited_20_Internet_20_Link"><text:span text:style-name="T22">/if</text:span></text:a></text:p>
            <text:p text:style-name="P44">Tel: <text:user-field-get text:name="py3o.i.company_id.phone">Phone</text:user-field-get></text:p>
            <text:p text:style-name="P44">Fax: <text:user-field-get text:name="py3o.i.company_id.fax">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9">平素は格別のご高配に賜り</text:span><text:span text:style-name="T11">厚くお礼申し上げます</text:span><text:span text:style-name="T9">。<text:line-break/></text:span><text:span text:style-name="T10">下</text:span><text:span text:style-name="T12">記の通り</text:span><text:span text:style-name="T13">、</text:span><text:span text:style-name="T12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38">請求書番号</text:p>
                </table:table-cell>
                <table:table-cell table:style-name="表2.B1" office:value-type="string">
                  <text:p text:style-name="Standard"><text:user-field-get text:name="py3o.i.number">InvoiceNumber</text:user-field-get></text:p>
                </table:table-cell>
                <table:table-cell table:style-name="表2.A1" office:value-type="string">
                  <text:p text:style-name="P38">請求日</text:p>
                </table:table-cell>
                <table:table-cell table:style-name="表2.D1" office:value-type="string">
                  <text:p text:style-name="Standard"><text:a xlink:type="simple" xlink:href="py3o://if=%22i.date_invoice%22" text:style-name="Internet_20_link" text:visited-style-name="Visited_20_Internet_20_Link"><text:span text:style-name="T8">if="i.date_invoice"</text:span></text:a></text:p>
                  <text:p text:style-name="Standard"><text:a xlink:type="simple" xlink:href="py3o://function=%22format_date(i.date_invoice,%20format='%25Y-%25m-%25d')%22" text:style-name="Internet_20_link" text:visited-style-name="Visited_20_Internet_20_Link"><text:span text:style-name="T49">function="format_date(i.date_invoice, format='%Y-%m-%d')"</text:span></text:a></text:p>
                  <text:p text:style-name="Standard"><text:a xlink:type="simple" xlink:href="py3o:///if" text:style-name="Internet_20_link" text:visited-style-name="Visited_20_Internet_20_Link"><text:span text:style-name="T46">/if</text:span></text:a></text:p>
                </table:table-cell>
              </table:table-row>
              <table:table-row>
                <table:table-cell table:style-name="表2.A2" office:value-type="string">
                  <text:p text:style-name="P38">お支払日</text:p>
                </table:table-cell>
                <table:table-cell table:style-name="表2.B2" office:value-type="string">
                  <text:p text:style-name="P40"><text:a xlink:type="simple" xlink:href="py3o://if=%22i.date_due%22" text:style-name="Internet_20_link" text:visited-style-name="Visited_20_Internet_20_Link"><text:span text:style-name="T8">if="i.date_due"</text:span></text:a></text:p>
                  <text:p text:style-name="Standard"><text:a xlink:type="simple" xlink:href="py3o://function=%22format_date(i.date_due,%20format='%25Y-%25m-%25d')%22" text:style-name="Internet_20_link" text:visited-style-name="Visited_20_Internet_20_Link"><text:span text:style-name="T49">function="format_date(i.date_due, format='%Y-%m-%d')"</text:span></text:a></text:p>
                  <text:p text:style-name="P40"><text:a xlink:type="simple" xlink:href="py3o:///if" text:style-name="Internet_20_link" text:visited-style-name="Visited_20_Internet_20_Link"><text:span text:style-name="T46">/if</text:span></text:a></text:p>
                </table:table-cell>
                <table:table-cell table:style-name="表2.A2" office:value-type="string">
                  <text:p text:style-name="P38">担当者</text:p>
                </table:table-cell>
                <table:table-cell table:style-name="表2.D2" office:value-type="string">
                  <text:p text:style-name="Standard"><text:user-field-get text:name="py3o.i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38">お振込先</text:p>
                </table:table-cell>
                <table:table-cell table:style-name="表2.B3" table:number-columns-spanned="3" office:value-type="string">
                  <text:p text:style-name="P42"><text:a xlink:type="simple" xlink:href="py3o://if=%22p.company_bank_id%22" text:style-name="Internet_20_link" text:visited-style-name="Visited_20_Internet_20_Link"><text:span text:style-name="T6">if="p.company_bank_id"</text:span></text:a></text:p>
                  <text:p text:style-name="P43"><text:user-field-get text:name="py3o.p.company_bank_id.bank_id.name">BankName</text:user-field-get></text:p>
                  <text:p text:style-name="P43"><text:user-field-get text:name="py3o.p.company_bank_id.acc_number">AccountNumber</text:user-field-get></text:p>
                  <text:p text:style-name="P43"><text:user-field-get text:name="py3o.p.company_bank_id.acc_holder_name">AccountHolderName</text:user-field-get></text:p>
                  <text:p text:style-name="P42"><text:a xlink:type="simple" xlink:href="py3o:///if" text:style-name="Internet_20_link" text:visited-style-name="Visited_20_Internet_20_Link"><text:span text:style-name="T47">/if</text:span>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合計金額</text:p>
          </table:table-cell>
          <table:table-cell table:style-name="Table3.A1" office:value-type="string">
            <text:p text:style-name="P14"><text:span text:style-name="T15">¥ </text:span><text:a xlink:type="simple" xlink:href="py3o://function=%22format_currency(i.amount_total,%20'JPY',%20format='#,%23%230')%22" text:style-name="Internet_20_link" text:visited-style-name="Visited_20_Internet_20_Link"><text:span text:style-name="T16">function="format_currency(i.amount_total, 'JPY', format='#,##0')"</text:span></text:a></text:p>
          </table:table-cell>
          <table:table-cell table:style-name="Table3.A1" office:value-type="string">
            <text:p text:style-name="P16">（消費税含む）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0"><text:span text:style-name="T2">オーダ</text:span>番号</text:p>
          </table:table-cell>
          <table:table-cell table:style-name="Table2.A1" office:value-type="string">
            <text:p text:style-name="P32">納入先</text:p>
          </table:table-cell>
          <table:table-cell table:style-name="Table2.A1" office:value-type="string">
            <text:p text:style-name="P30">商品名</text:p>
          </table:table-cell>
          <table:table-cell table:style-name="Table2.A1" office:value-type="string">
            <text:p text:style-name="P30">数量<text:line-break/><text:span text:style-name="T7">(副単位)</text:span></text:p>
          </table:table-cell>
          <table:table-cell table:style-name="Table2.A1" office:value-type="string">
            <text:p text:style-name="P34">副単位</text:p>
          </table:table-cell>
          <table:table-cell table:style-name="Table2.A1" office:value-type="string">
            <text:p text:style-name="P30">数量</text:p>
          </table:table-cell>
          <table:table-cell table:style-name="Table2.A1" office:value-type="string">
            <text:p text:style-name="P34">単位</text:p>
          </table:table-cell>
          <table:table-cell table:style-name="Table2.A1" office:value-type="string">
            <text:p text:style-name="P30">単価</text:p>
          </table:table-cell>
          <table:table-cell table:style-name="Table2.A1" office:value-type="string">
            <text:p text:style-name="P34">消費税</text:p>
          </table:table-cell>
          <table:table-cell table:style-name="Table2.J1" office:value-type="string">
            <text:p text:style-name="P30"><text:span text:style-name="T3">金額<text:line-break/></text:span><text:span text:style-name="T4">(税抜)</text:span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for=%22l%20in%20i.invoice_line_ids%22" text:style-name="Internet_20_link" text:visited-style-name="Visited_20_Internet_20_Link"><text:span text:style-name="T32">for="l in i.invoice_line_ids"</text:span></text:a></text:p>
          </table:table-cell>
          <table:table-cell table:style-name="Table2.B2" office:value-type="string">
            <text:p text:style-name="P19"/>
          </table:table-cell>
          <table:table-cell table:style-name="Table2.C4" office:value-type="string">
            <text:p text:style-name="P19"/>
          </table:table-cell>
          <table:table-cell table:style-name="Table2.D2" office:value-type="string">
            <text:p text:style-name="P19"/>
          </table:table-cell>
          <table:table-cell table:style-name="Table2.E2" office:value-type="string">
            <text:p text:style-name="P19"/>
          </table:table-cell>
          <table:table-cell table:style-name="Table2.F2" office:value-type="string">
            <text:p text:style-name="P19"/>
          </table:table-cell>
          <table:table-cell table:style-name="Table2.G2" office:value-type="string">
            <text:p text:style-name="P19"/>
          </table:table-cell>
          <table:table-cell table:style-name="Table2.H2" office:value-type="string">
            <text:p text:style-name="P19"/>
          </table:table-cell>
          <table:table-cell table:style-name="Table2.I2" office:value-type="string">
            <text:p text:style-name="P19"/>
          </table:table-cell>
          <table:table-cell table:style-name="Table2.J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9"><text:user-field-get text:name="py3o.l.sale_order_name">SaleOrderName</text:user-field-get></text:p>
          </table:table-cell>
          <table:table-cell table:style-name="Table2.B3" office:value-type="string">
            <text:p text:style-name="P19"><text:user-field-get text:name="py3o.l.shipping_address_name">ShipAddressName</text:user-field-get></text:p>
          </table:table-cell>
          <table:table-cell table:style-name="Table2.B3" office:value-type="string">
            <text:p text:style-name="Table_20_Contents"><text:a xlink:type="simple" xlink:href="py3o://function=%22format_multiline(l.product_id.name)%22" text:style-name="Internet_20_link" text:visited-style-name="Visited_20_Internet_20_Link"><text:span text:style-name="T35">function="format_multiline(l.product_id.name)"</text:span></text:a></text:p>
          </table:table-cell>
          <table:table-cell table:style-name="Table2.B3" office:value-type="string">
            <text:p text:style-name="P22"><text:a xlink:type="simple" xlink:href="py3o://function=%22format_currency(l.secondary_uom_qty,%20'JPY',%20format='#,%23%230')%22" text:style-name="Internet_20_link" text:visited-style-name="Visited_20_Internet_20_Link"><text:span text:style-name="T30">function="format_currency(l.secondary_uom_qty, 'JPY', format='#,##0')"</text:span></text:a></text:p>
          </table:table-cell>
          <table:table-cell table:style-name="Table2.B3" office:value-type="string">
            <text:p text:style-name="P19"><text:user-field-get text:name="py3o.l.secondary_uom_id.name">SecondaryUOM</text:user-field-get></text:p>
          </table:table-cell>
          <table:table-cell table:style-name="Table2.B3" office:value-type="string">
            <text:p text:style-name="P22"><text:a xlink:type="simple" xlink:href="py3o://function=%22format_currency(l.quantity,%20'JPY',%20format='#,%23%230')%22" text:style-name="Internet_20_link" text:visited-style-name="Visited_20_Internet_20_Link"><text:span text:style-name="T30">function="format_currency(l.quantity, 'JPY', format='#,##0')"</text:span></text:a></text:p>
          </table:table-cell>
          <table:table-cell table:style-name="Table2.B3" office:value-type="string">
            <text:p text:style-name="P19"><text:user-field-get text:name="py3o.l.uom_id.name">UOM</text:user-field-get></text:p>
          </table:table-cell>
          <table:table-cell table:style-name="Table2.B3" office:value-type="string">
            <text:p text:style-name="P22"><text:span text:style-name="T36">¥ </text:span><text:a xlink:type="simple" xlink:href="py3o://function=%22format_currency(l.price_unit,%20'JPY',%20format='#,%23%230')%22" text:style-name="Internet_20_link" text:visited-style-name="Visited_20_Internet_20_Link"><text:span text:style-name="T31">function="format_currency(l.price_unit, 'JPY', format='#,##0')"</text:span></text:a></text:p>
          </table:table-cell>
          <table:table-cell table:style-name="Table2.B3" office:value-type="string">
            <text:p text:style-name="P19"><text:user-field-get text:name="py3o.l.tax_desc">TaxDescription</text:user-field-get></text:p>
          </table:table-cell>
          <table:table-cell table:style-name="Table2.J3" office:value-type="string">
            <text:p text:style-name="P22"><text:span text:style-name="T39">¥ </text:span><text:a xlink:type="simple" xlink:href="py3o://function=%22format_currency(l.price_subtotal,%20'JPY',%20format='#,%23%230')%22" text:style-name="Internet_20_link" text:visited-style-name="Visited_20_Internet_20_Link"><text:span text:style-name="T40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Table2.B4" office:value-type="string">
            <text:p text:style-name="P19"/>
          </table:table-cell>
          <table:table-cell table:style-name="Table2.C4" office:value-type="string">
            <text:p text:style-name="P19"/>
          </table:table-cell>
          <table:table-cell table:style-name="Table2.D4" office:value-type="string">
            <text:p text:style-name="P19"/>
          </table:table-cell>
          <table:table-cell table:style-name="Table2.E4" office:value-type="string">
            <text:p text:style-name="P19"/>
          </table:table-cell>
          <table:table-cell table:style-name="Table2.F4" office:value-type="string">
            <text:p text:style-name="P19"/>
          </table:table-cell>
          <table:table-cell table:style-name="Table2.G4" office:value-type="string">
            <text:p text:style-name="P19"/>
          </table:table-cell>
          <table:table-cell table:style-name="Table2.H4" office:value-type="string">
            <text:p text:style-name="P19"/>
          </table:table-cell>
          <table:table-cell table:style-name="Table2.I4" office:value-type="string">
            <text:p text:style-name="P19"/>
          </table:table-cell>
          <table:table-cell table:style-name="Table2.J4" office:value-type="string">
            <text:p text:style-name="P19"/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28"/>
          </table:table-cell>
          <table:table-cell table:style-name="Table2.C5" office:value-type="string">
            <text:p text:style-name="P28"/>
          </table:table-cell>
          <table:table-cell table:style-name="Table2.D5" office:value-type="string">
            <text:p text:style-name="P17"/>
          </table:table-cell>
          <table:table-cell table:style-name="Table2.E5" office:value-type="string">
            <text:p text:style-name="P17"/>
          </table:table-cell>
          <table:table-cell table:style-name="Table2.F5" office:value-type="string">
            <text:p text:style-name="P17"/>
          </table:table-cell>
          <table:table-cell table:style-name="Table2.G5" office:value-type="string">
            <text:p text:style-name="P17"/>
          </table:table-cell>
          <table:table-cell table:style-name="Table2.H5" office:value-type="string">
            <text:p text:style-name="P17"/>
          </table:table-cell>
          <table:table-cell table:style-name="Table2.I5" office:value-type="string">
            <text:p text:style-name="P39">小計</text:p>
          </table:table-cell>
          <table:table-cell table:style-name="Table2.J5" office:value-type="string">
            <text:p text:style-name="P41"><text:span text:style-name="T20">¥ </text:span><text:a xlink:type="simple" xlink:href="py3o://function=%22format_currency(i.amount_untaxed,%20'JPY',%20format='#,%23%230')%22" text:style-name="Internet_20_link" text:visited-style-name="Visited_20_Internet_20_Link"><text:span text:style-name="T21">function="format_currency(i.amount_untaxed, 'JPY', format='#,##0')"</text:span></text:a></text:p>
          </table:table-cell>
        </table:table-row>
        <table:table-row>
          <table:table-cell table:style-name="Table2.A6" office:value-type="string">
            <text:p text:style-name="P18"/>
          </table:table-cell>
          <table:table-cell table:style-name="Table2.B6" office:value-type="string">
            <text:p text:style-name="P29"/>
          </table:table-cell>
          <table:table-cell table:style-name="Table2.C6" office:value-type="string">
            <text:p text:style-name="P29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7"/>
          </table:table-cell>
          <table:table-cell table:style-name="Table2.F6" office:value-type="string">
            <text:p text:style-name="P17"/>
          </table:table-cell>
          <table:table-cell table:style-name="Table2.G6" office:value-type="string">
            <text:p text:style-name="P17"/>
          </table:table-cell>
          <table:table-cell table:style-name="Table2.H6" office:value-type="string">
            <text:p text:style-name="P17"/>
          </table:table-cell>
          <table:table-cell table:style-name="Table2.I5" office:value-type="string">
            <text:p text:style-name="P39">消費税</text:p>
          </table:table-cell>
          <table:table-cell table:style-name="Table2.J5" office:value-type="string">
            <text:p text:style-name="P41"><text:span text:style-name="T20">¥ </text:span><text:a xlink:type="simple" xlink:href="py3o://function=%22format_currency(i.amount_tax,%20'JPY',%20format='#,%23%230')%22" text:style-name="Internet_20_link" text:visited-style-name="Visited_20_Internet_20_Link"><text:span text:style-name="T21">function="format_currency(i.amount_tax, 'JPY', format='#,##0')"</text:span></text:a></text:p>
          </table:table-cell>
        </table:table-row>
        <table:table-row>
          <table:table-cell table:style-name="Table2.A7" office:value-type="string">
            <text:p text:style-name="P18"/>
          </table:table-cell>
          <table:table-cell table:style-name="Table2.B7" office:value-type="string">
            <text:p text:style-name="P29"/>
          </table:table-cell>
          <table:table-cell table:style-name="Table2.C7" office:value-type="string">
            <text:p text:style-name="P29"/>
          </table:table-cell>
          <table:table-cell table:style-name="Table2.D7" office:value-type="string">
            <text:p text:style-name="P17"/>
          </table:table-cell>
          <table:table-cell table:style-name="Table2.E7" office:value-type="string">
            <text:p text:style-name="P17"/>
          </table:table-cell>
          <table:table-cell table:style-name="Table2.F7" office:value-type="string">
            <text:p text:style-name="P17"/>
          </table:table-cell>
          <table:table-cell table:style-name="Table2.G7" office:value-type="string">
            <text:p text:style-name="P17"/>
          </table:table-cell>
          <table:table-cell table:style-name="Table2.H7" office:value-type="string">
            <text:p text:style-name="P17"/>
          </table:table-cell>
          <table:table-cell table:style-name="Table2.I5" office:value-type="string">
            <text:p text:style-name="P15"><text:span text:style-name="T42">合</text:span><text:span text:style-name="T41">計金額</text:span></text:p>
          </table:table-cell>
          <table:table-cell table:style-name="Table2.J5" office:value-type="string">
            <text:h text:style-name="P59" text:outline-level="1"><text:span text:style-name="T23">¥ </text:span><text:a xlink:type="simple" xlink:href="py3o://function=%22format_currency(i.amount_total,%20'JPY',%20format='#,%23%230')%22" text:style-name="Internet_20_link" text:visited-style-name="Visited_20_Internet_20_Link"><text:span text:style-name="T24">function="format_currency(i.amount_total, 'JPY', format='#,##0')"</text:span></text:a></text:h>
          </table:table-cell>
        </table:table-row>
      </table:table>
      <text:p text:style-name="P10"/>
      <text:p text:style-name="P12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row>
          <table:table-cell table:style-name="表4.A1" office:value-type="string">
            <text:p text:style-name="P36">納品日</text:p>
          </table:table-cell>
          <table:table-cell table:style-name="表4.A1" office:value-type="string">
            <text:p text:style-name="P33"><text:span text:style-name="T48">オーダ</text:span>番号</text:p>
          </table:table-cell>
          <table:table-cell table:style-name="表4.A1" office:value-type="string">
            <text:p text:style-name="P33">納入先</text:p>
          </table:table-cell>
          <table:table-cell table:style-name="表4.A1" office:value-type="string">
            <text:p text:style-name="P31">商品名</text:p>
          </table:table-cell>
          <table:table-cell table:style-name="表4.A1" office:value-type="string">
            <text:p text:style-name="P31">数量<text:line-break/><text:span text:style-name="T7">(副単位)</text:span></text:p>
          </table:table-cell>
          <table:table-cell table:style-name="表4.A1" office:value-type="string">
            <text:p text:style-name="P35">副単位</text:p>
          </table:table-cell>
          <table:table-cell table:style-name="表4.A1" office:value-type="string">
            <text:p text:style-name="P31">数量</text:p>
          </table:table-cell>
          <table:table-cell table:style-name="表4.A1" office:value-type="string">
            <text:p text:style-name="P35">単位</text:p>
          </table:table-cell>
          <table:table-cell table:style-name="表4.A1" office:value-type="string">
            <text:p text:style-name="P31">単価</text:p>
          </table:table-cell>
          <table:table-cell table:style-name="表4.J1" office:value-type="string">
            <text:p text:style-name="P31"><text:span text:style-name="T3">金額<text:line-break/></text:span><text:span text:style-name="T4">(税抜)</text:span></text:p>
          </table:table-cell>
        </table:table-row>
        <table:table-row>
          <table:table-cell table:style-name="表4.A3" office:value-type="string">
            <text:p text:style-name="P26"><text:a xlink:type="simple" xlink:href="py3o://for=%22rl%20in%20o.line_ids%22" text:style-name="Internet_20_link" text:visited-style-name="Visited_20_Internet_20_Link"><text:span text:style-name="T50">for="rl in o.line_ids"</text:span></text:a></text:p>
          </table:table-cell>
          <table:table-cell table:style-name="表4.B2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2" office:value-type="string">
            <text:p text:style-name="P20"/>
          </table:table-cell>
          <table:table-cell table:style-name="表4.I2" office:value-type="string">
            <text:p text:style-name="P20"/>
          </table:table-cell>
          <table:table-cell table:style-name="表4.J2" office:value-type="string">
            <text:p text:style-name="P20"/>
          </table:table-cell>
        </table:table-row>
        <table:table-row>
          <table:table-cell table:style-name="表4.A3" office:value-type="string">
            <text:p text:style-name="P27"><text:a xlink:type="simple" xlink:href="py3o://with=%22m=rl.move_id%22" text:style-name="Internet_20_link" text:visited-style-name="Visited_20_Internet_20_Link"><text:span text:style-name="T50">with="m=rl.move_id"</text:span></text:a></text:p>
          </table:table-cell>
          <table:table-cell table:style-name="表4.B3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  <table:table-cell table:style-name="表4.I3" office:value-type="string">
            <text:p text:style-name="P20"/>
          </table:table-cell>
          <table:table-cell table:style-name="表4.J3" office:value-type="string">
            <text:p text:style-name="P20"/>
          </table:table-cell>
        </table:table-row>
        <table:table-row>
          <table:table-cell table:style-name="表4.A4" office:value-type="string">
            <text:p text:style-name="Table_20_Contents"><text:a xlink:type="simple" xlink:href="py3o://function=%22format_date(m.picking_id.date_actual,%20format='%25Y-%25m-%25d')%22" text:style-name="Internet_20_link" text:visited-style-name="Visited_20_Internet_20_Link"><text:span text:style-name="T52">function="format_date(m.picking_id.date_actual, format='%Y-%m-%d')"</text:span></text:a></text:p>
          </table:table-cell>
          <table:table-cell table:style-name="表4.B4" office:value-type="string">
            <text:p text:style-name="P20"><text:user-field-get text:name="py3o.rl.sale_line_id.order_id.name">SaleOrderName</text:user-field-get></text:p>
          </table:table-cell>
          <table:table-cell table:style-name="表4.B4" office:value-type="string">
            <text:p text:style-name="P20"><text:user-field-get text:name="py3o.m.picking_id.partner_id.name">ShipAddressName</text:user-field-get></text:p>
          </table:table-cell>
          <table:table-cell table:style-name="表4.B4" office:value-type="string">
            <text:p text:style-name="P26"><text:a xlink:type="simple" xlink:href="py3o://function=%22format_multiline(m.product_id.name)%22" text:style-name="Internet_20_link" text:visited-style-name="Visited_20_Internet_20_Link"><text:span text:style-name="T54">function="format_multiline(m.product_id.name)"</text:span></text:a></text:p>
          </table:table-cell>
          <table:table-cell table:style-name="表4.B4" office:value-type="string">
            <text:p text:style-name="P25"><text:a xlink:type="simple" xlink:href="py3o://function=%22format_currency(rl.secondary_qty,%20'JPY',%20format='#,%23%230')%22" text:style-name="Internet_20_link" text:visited-style-name="Visited_20_Internet_20_Link"><text:span text:style-name="T34">function="format_currency(rl.secondary_qty, 'JPY', format='#,##0')"</text:span></text:a></text:p>
          </table:table-cell>
          <table:table-cell table:style-name="表4.B4" office:value-type="string">
            <text:p text:style-name="P21"><text:user-field-get text:name="py3o.rl.secondary_uom_id.name">SecondaryUom</text:user-field-get></text:p>
          </table:table-cell>
          <table:table-cell table:style-name="表4.B4" office:value-type="string">
            <text:p text:style-name="P23"><text:a xlink:type="simple" xlink:href="py3o://function=%22format_currency(m.quantity_done,%20'JPY',%20format='#,%23%230')%22" text:style-name="Internet_20_link" text:visited-style-name="Visited_20_Internet_20_Link"><text:span text:style-name="T51">function="format_currency(m.quantity_done, 'JPY', format='#,##0')"</text:span></text:a></text:p>
          </table:table-cell>
          <table:table-cell table:style-name="表4.B4" office:value-type="string">
            <text:p text:style-name="P20"><text:user-field-get text:name="py3o.rl.product_uom.name">ProductUom</text:user-field-get></text:p>
          </table:table-cell>
          <table:table-cell table:style-name="表4.B4" office:value-type="string">
            <text:p text:style-name="P23"><text:span text:style-name="T36">¥ </text:span><text:a xlink:type="simple" xlink:href="py3o://function=%22format_currency(m.sale_line_id.price_unit,%20'JPY',%20format='#,%23%230')%22" text:style-name="Internet_20_link" text:visited-style-name="Visited_20_Internet_20_Link"><text:span text:style-name="T37">function="format_currency(m.sale_line_id.price_unit, 'JPY', format='#,##0')"</text:span></text:a></text:p>
          </table:table-cell>
          <table:table-cell table:style-name="表4.J4" office:value-type="string">
            <text:p text:style-name="P24"><text:span text:style-name="T36">¥ </text:span><text:a xlink:type="simple" xlink:href="py3o://function=%22format_currency(rl.price_subtotal,%20'JPY',%20format='#,%23%230')%22" text:style-name="Internet_20_link" text:visited-style-name="Visited_20_Internet_20_Link"><text:span text:style-name="T38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27"><text:a xlink:type="simple" xlink:href="py3o:///with" text:style-name="Internet_20_link" text:visited-style-name="Visited_20_Internet_20_Link"><text:span text:style-name="T33">/with</text:span></text:a></text:p>
          </table:table-cell>
          <table:table-cell table:style-name="表4.B5" office:value-type="string">
            <text:p text:style-name="P20"/>
          </table:table-cell>
          <table:table-cell table:style-name="表4.C5" office:value-type="string">
            <text:p text:style-name="P20"/>
          </table:table-cell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  <table:table-cell table:style-name="表4.I5" office:value-type="string">
            <text:p text:style-name="P20"/>
          </table:table-cell>
          <table:table-cell table:style-name="表4.J5" office:value-type="string">
            <text:p text:style-name="P20"/>
          </table:table-cell>
        </table:table-row>
        <table:table-row>
          <table:table-cell table:style-name="表4.A6" office:value-type="string">
            <text:p text:style-name="P26"><text:a xlink:type="simple" xlink:href="py3o:///for" text:style-name="Internet_20_link" text:visited-style-name="Visited_20_Internet_20_Link"><text:span text:style-name="T30">/for</text:span></text:a></text:p>
          </table:table-cell>
          <table:table-cell table:style-name="表4.B6" office:value-type="string">
            <text:p text:style-name="P20"/>
          </table:table-cell>
          <table:table-cell table:style-name="表4.C6" office:value-type="string">
            <text:p text:style-name="P20"/>
          </table:table-cell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  <table:table-cell table:style-name="表4.I6" office:value-type="string">
            <text:p text:style-name="P20"/>
          </table:table-cell>
          <table:table-cell table:style-name="表4.J6" office:value-type="string">
            <text:p text:style-name="P20"/>
          </table:table-cell>
        </table:table-row>
      </table:table>
      <text:p text:style-name="P11"/>
      <text:p text:style-name="P4"><text:a xlink:type="simple" xlink:href="py3o:///with" text:style-name="Internet_20_link" text:visited-style-name="Visited_20_Internet_20_Link"><text:span text:style-name="T19">/with</text:span></text:a></text:p>
      <text:p text:style-name="P3"><text:a xlink:type="simple" xlink:href="py3o:///with" text:style-name="Internet_20_link" text:visited-style-name="Visited_20_Internet_20_Link"><text:span text:style-name="T19">/with</text:span></text:a></text:p>
      <text:p text:style-name="P1"><text:a xlink:type="simple" xlink:href="py3o:///for" text:style-name="Internet_20_link" text:visited-style-name="Visited_20_Internet_20_Link"><text:span text:style-name="T18">/for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2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2" fo:font-family="游ゴシック" style:font-style-name="標準" style:font-family-generic="modern" style:font-pitch="variable" fo:font-size="8pt" style:font-name-asian="游ゴシック2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2" fo:font-family="游ゴシック" style:font-style-name="標準" style:font-family-generic="moder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6-12-12T23:20:40.667682566</meta:creation-date>
    <dc:date>2019-09-04T17:19:55.123904896</dc:date>
    <meta:editing-duration>P7DT7H31M37S</meta:editing-duration>
    <meta:editing-cycles>641</meta:editing-cycles>
    <meta:generator>LibreOffice/6.3.0.4$MacOSX_X86_64 LibreOffice_project/057fc023c990d676a43019934386b85b21a9ee99</meta:generator>
    <meta:document-statistic meta:table-count="7" meta:image-count="0" meta:object-count="0" meta:page-count="1" meta:paragraph-count="104" meta:word-count="288" meta:character-count="1937" meta:non-whitespace-character-count="1880"/>
  </office:meta>
</office:document-meta>
</file>